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0576in" style:use-optimal-column-width="false"/>
    </style:style>
    <style:style style:name="TableColumn20" style:family="table-column">
      <style:table-column-properties style:column-width="2.0687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26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ar sessões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0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 hora do cadastro, no FuncionarioController, nas funções<text:s/>“cadastrarSessaoPeca()”, “cadastrarSessaoFilme()”; “alterarSessaoPeca()” e “alterarSessaoFilme()”; não estava implementado o código referente à checagem da data e sala da sessão para determinar se já existe uma sessão cadastrada pra mesma sala no mesmo horário. <text:s/>Isto, porque não foi implementada a data como chave primária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Controlador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FuncionarioController.java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funciona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Dados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9 e 10<text:s/>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9 e 1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4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22:00Z</dc:date>
    <meta:template xlink:href="Normal.dotm" xlink:type="simple"/>
    <meta:editing-cycles>8</meta:editing-cycles>
    <meta:editing-duration>PT360S</meta:editing-duration>
    <meta:document-statistic meta:page-count="2" meta:paragraph-count="2" meta:word-count="186" meta:character-count="1194" meta:row-count="8" meta:non-whitespace-character-count="1010"/>
  </office:meta>
</office:document-meta>
</file>